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fo:font-variant="normal" fo:text-transform="none" style:font-name="Times New Roman" fo:font-size="26pt" fo:font-weight="bold" officeooo:rsid="00b864a0" officeooo:paragraph-rsid="00b864a0" style:font-name-asian="Microsoft YaHei" style:font-size-asian="14pt" style:font-name-complex="Lucida Sans" style:font-size-complex="14pt"/>
    </style:style>
    <style:style style:name="P2" style:family="paragraph" style:parent-style-name="Nadpis2" style:list-style-name="L1">
      <style:text-properties officeooo:rsid="00cb809f" officeooo:paragraph-rsid="00cb809f"/>
    </style:style>
    <style:style style:name="P3" style:family="paragraph" style:parent-style-name="text" style:list-style-name="L1">
      <style:paragraph-properties fo:text-align="start" style:justify-single-word="false"/>
      <style:text-properties officeooo:rsid="00b864a0" officeooo:paragraph-rsid="00b864a0"/>
    </style:style>
    <style:style style:name="P4" style:family="paragraph" style:parent-style-name="text" style:list-style-name="L1">
      <style:text-properties fo:language="cs" fo:country="CZ" officeooo:rsid="009d1fd8" officeooo:paragraph-rsid="00b864a0"/>
    </style:style>
    <style:style style:name="P5" style:family="paragraph" style:parent-style-name="text" style:list-style-name="L1">
      <style:text-properties fo:language="cs" fo:country="CZ" officeooo:rsid="009d8ffc" officeooo:paragraph-rsid="00b864a0"/>
    </style:style>
    <style:style style:name="P6" style:family="paragraph" style:parent-style-name="text" style:list-style-name="L1">
      <style:text-properties fo:language="cs" fo:country="CZ" officeooo:rsid="00bb825b" officeooo:paragraph-rsid="00bb825b"/>
    </style:style>
    <style:style style:name="P7" style:family="paragraph" style:parent-style-name="text" style:list-style-name="L1">
      <style:text-properties fo:language="cs" fo:country="CZ" officeooo:rsid="00b864a0" officeooo:paragraph-rsid="00b864a0"/>
    </style:style>
    <style:style style:name="P8" style:family="paragraph" style:parent-style-name="text" style:list-style-name="L1">
      <style:text-properties fo:language="cs" fo:country="CZ" officeooo:rsid="00bffcea" officeooo:paragraph-rsid="00bffcea"/>
    </style:style>
    <style:style style:name="P9" style:family="paragraph" style:parent-style-name="text" style:list-style-name="L1">
      <style:text-properties fo:language="cs" fo:country="CZ" officeooo:rsid="00b9e90b" officeooo:paragraph-rsid="00b9e90b"/>
    </style:style>
    <style:style style:name="P10" style:family="paragraph" style:parent-style-name="text" style:list-style-name="L1">
      <style:text-properties fo:language="cs" fo:country="CZ" officeooo:rsid="00c00d03" officeooo:paragraph-rsid="00c00d03"/>
    </style:style>
    <style:style style:name="P11" style:family="paragraph" style:parent-style-name="text" style:list-style-name="L1">
      <style:text-properties fo:language="cs" fo:country="CZ" officeooo:rsid="00c757a8" officeooo:paragraph-rsid="00c757a8"/>
    </style:style>
    <style:style style:name="P12" style:family="paragraph" style:parent-style-name="text" style:list-style-name="L1">
      <style:text-properties fo:language="cs" fo:country="CZ" officeooo:rsid="00c8df7c" officeooo:paragraph-rsid="00c8df7c"/>
    </style:style>
    <style:style style:name="P13" style:family="paragraph" style:parent-style-name="text" style:list-style-name="L1">
      <style:text-properties fo:language="cs" fo:country="CZ" officeooo:rsid="00bd1372" officeooo:paragraph-rsid="00bd1372"/>
    </style:style>
    <style:style style:name="P14" style:family="paragraph" style:parent-style-name="text" style:list-style-name="L1">
      <style:text-properties fo:language="cs" fo:country="CZ" officeooo:rsid="00bee084" officeooo:paragraph-rsid="00bee084"/>
    </style:style>
    <style:style style:name="P15" style:family="paragraph" style:parent-style-name="text" style:list-style-name="L1">
      <style:text-properties officeooo:rsid="00cb809f" officeooo:paragraph-rsid="00cb809f"/>
    </style:style>
    <style:style style:name="P16" style:family="paragraph" style:parent-style-name="text" style:list-style-name="L1">
      <style:text-properties officeooo:rsid="00ccfbba" officeooo:paragraph-rsid="00ccfbba"/>
    </style:style>
    <style:style style:name="P17" style:family="paragraph" style:parent-style-name="text" style:list-style-name="L1">
      <style:text-properties officeooo:rsid="00cdaf60" officeooo:paragraph-rsid="00cdaf60"/>
    </style:style>
    <style:style style:name="P18" style:family="paragraph" style:parent-style-name="text" style:list-style-name="L1">
      <style:text-properties officeooo:rsid="00d14f66" officeooo:paragraph-rsid="00d14f66"/>
    </style:style>
    <style:style style:name="P19" style:family="paragraph" style:parent-style-name="text" style:list-style-name="L1">
      <style:text-properties officeooo:rsid="00d346b4" officeooo:paragraph-rsid="00d346b4"/>
    </style:style>
    <style:style style:name="P20" style:family="paragraph" style:parent-style-name="text" style:list-style-name="L1">
      <style:text-properties officeooo:rsid="00d3a449" officeooo:paragraph-rsid="00d3a449"/>
    </style:style>
    <style:style style:name="T1" style:family="text">
      <style:text-properties officeooo:rsid="00bd13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ři pod vlivem 1. sv války</text:p>
      <text:list xml:id="list530464445" text:style-name="L1">
        <text:list-item>
          <text:p text:style-name="P3">Romain Rolland</text:p>
          <text:list>
            <text:list-item>
              <text:p text:style-name="P4">Francouzský autor</text:p>
            </text:list-item>
            <text:list-item>
              <text:p text:style-name="P4">Vliv válečných prožitků – snaha poukázat na zbytečnost a utrpení, tím zabránit dalším válkám</text:p>
            </text:list-item>
            <text:list-item>
              <text:p text:style-name="P4">Pacifistické postoje</text:p>
            </text:list-item>
            <text:list-item>
              <text:p text:style-name="P4">profesorem dějin hudby na Sorboně</text:p>
            </text:list-item>
            <text:list-item>
              <text:p text:style-name="P5">hrdinové s čistým pohledem a srdcem</text:p>
            </text:list-item>
            <text:list-item>
              <text:p text:style-name="P6">balada Petr a Lucie</text:p>
            </text:list-item>
            <text:list-item>
              <text:p text:style-name="P4">Dramatik</text:p>
              <text:list>
                <text:list-item>
                  <text:p text:style-name="P4">trilogie Divadlo revoluce: Vlci; Danton; Čtrnáctý červenec</text:p>
                </text:list-item>
              </text:list>
            </text:list-item>
            <text:list-item>
              <text:p text:style-name="P4">Auto životopisů</text:p>
              <text:list>
                <text:list-item>
                  <text:p text:style-name="P4">Život Beethovenův</text:p>
                </text:list-item>
                <text:list-item>
                  <text:p text:style-name="P4">Mahátma Gándhí</text:p>
                </text:list-item>
              </text:list>
            </text:list-item>
            <text:list-item>
              <text:p text:style-name="P5">žánr román-řeka</text:p>
            </text:list-item>
            <text:list-item>
              <text:p text:style-name="P5">cyklus románů Jan Kryštof</text:p>
            </text:list-item>
          </text:list>
        </text:list-item>
        <text:list-item>
          <text:p text:style-name="P7">Henri Barbusse</text:p>
          <text:list>
            <text:list-item>
              <text:p text:style-name="P8">trojice románů ovlivněných natualismem</text:p>
            </text:list-item>
            <text:list-item>
              <text:p text:style-name="P8">Peklo</text:p>
              <text:list>
                <text:list-item>
                  <text:p text:style-name="P8">moderní velkoměsto</text:p>
                </text:list-item>
                <text:list-item>
                  <text:p text:style-name="P8">Zoluv naturalismus</text:p>
                </text:list-item>
              </text:list>
            </text:list-item>
            <text:list-item>
              <text:p text:style-name="P8">Oheň</text:p>
              <text:list>
                <text:list-item>
                  <text:p text:style-name="P8">život vojáků na frontě</text:p>
                </text:list-item>
              </text:list>
            </text:list-item>
            <text:list-item>
              <text:p text:style-name="P8">Jasno</text:p>
              <text:list>
                <text:list-item>
                  <text:p text:style-name="P8">odsuzuje války</text:p>
                </text:list-item>
              </text:list>
            </text:list-item>
            <text:list-item>
              <text:p text:style-name="P8">Eseje</text:p>
              <text:list>
                <text:list-item>
                  <text:p text:style-name="P8">Světlov propasti</text:p>
                </text:list-item>
                <text:list-item>
                  <text:p text:style-name="P8">Dopisy duševním pracovníkům</text:p>
                </text:list-item>
              </text:list>
            </text:list-item>
            <text:list-item>
              <text:p text:style-name="P8">Povídky</text:p>
              <text:list>
                <text:list-item>
                  <text:p text:style-name="P8">Šílenství lásky</text:p>
                </text:list-item>
              </text:list>
            </text:list-item>
          </text:list>
        </text:list-item>
        <text:list-item>
          <text:p text:style-name="P7">Erich Marii Remarque</text:p>
          <text:list>
            <text:list-item>
              <text:p text:style-name="P7">Němec</text:p>
            </text:list-item>
            <text:list-item>
              <text:p text:style-name="P7">Na západní frontě klid</text:p>
              <text:list>
                <text:list-item>
                  <text:p text:style-name="P9">snaha podat zprávu o generaci zničené válkou</text:p>
                </text:list-item>
                <text:list-item>
                  <text:p text:style-name="P9">osudy 2. roty</text:p>
                </text:list-item>
                <text:list-item>
                  <text:p text:style-name="P9">studenti narukují pod vlivem propagandy</text:p>
                </text:list-item>
                <text:list-item>
                  <text:p text:style-name="P9">šikana při výcviku; vržení do války; umírají</text:p>
                </text:list-item>
                <text:list-item>
                  <text:p text:style-name="P10">Zapůsobily na mě realistické popisování umírání, protože výstižně popisuje krutosti války.</text:p>
                </text:list-item>
                <text:list-item>
                  <text:p text:style-name="P10">Myšlenka: Člověk si své činy rozmýšlí pozdě → mělo by se nejprve přemýšlet a až pak konat. Válka přináší samé utrpení smrt a následné strádání rodin a psychické následky těch, co si tím prošli.</text:p>
                </text:list-item>
              </text:list>
            </text:list-item>
            <text:list-item>
              <text:p text:style-name="P9">slavný přes noc; odsuzován nacionalisty</text:p>
            </text:list-item>
            <text:list-item>
              <text:p text:style-name="P6">u dalších děl zpochybňována úroveň</text:p>
            </text:list-item>
            <text:list-item>
              <text:p text:style-name="P9">volně navazuj Cesta zpátky</text:p>
            </text:list-item>
            <text:list-item>
              <text:p text:style-name="P9">Tři kamarádi</text:p>
              <text:list>
                <text:list-item>
                  <text:p text:style-name="P9">válka přinesla těsné přátelství</text:p>
                </text:list-item>
              </text:list>
            </text:list-item>
            <text:list-item>
              <text:p text:style-name="P9">psal o osudech emigrantů</text:p>
              <text:list>
                <text:list-item>
                  <text:p text:style-name="P9">Vítězný oblouk</text:p>
                </text:list-item>
                <text:list-item>
                  <text:p text:style-name="P9">Noc v Lisabonu</text:p>
                </text:list-item>
              </text:list>
            </text:list-item>
            <text:list-item>
              <text:p text:style-name="P9"><text:soft-page-break/>Jiskry života</text:p>
              <text:list>
                <text:list-item>
                  <text:p text:style-name="P9">v koncentračním táboře</text:p>
                </text:list-item>
              </text:list>
            </text:list-item>
            <text:list-item>
              <text:p text:style-name="P9">Čas žít, čas umírat</text:p>
            </text:list-item>
            <text:list-item>
              <text:p text:style-name="P9">Černý obelisk</text:p>
            </text:list-item>
          </text:list>
        </text:list-item>
        <text:list-item>
          <text:p text:style-name="P6">Ernest Hemingway</text:p>
          <text:list>
            <text:list-item>
              <text:p text:style-name="P6">novinář</text:p>
            </text:list-item>
            <text:list-item>
              <text:p text:style-name="P6">dobrovolník Červeného kříže – italské bojiště →zraněn</text:p>
            </text:list-item>
            <text:list-item>
              <text:p text:style-name="P6">povídky</text:p>
              <text:list>
                <text:list-item>
                  <text:p text:style-name="P6">Můj táta</text:p>
                  <text:list>
                    <text:list-item>
                      <text:p text:style-name="P11">Kde se děj povídky odehrává?</text:p>
                      <text:list>
                        <text:list-item>
                          <text:p text:style-name="P11">autor líčí děj retrospektivně</text:p>
                        </text:list-item>
                        <text:list-item>
                          <text:p text:style-name="P11">rámec: neznámo kde</text:p>
                        </text:list-item>
                        <text:list-item>
                          <text:p text:style-name="P11">retrospektiva: Převážně na dostihovém závodišti; část v kavárně</text:p>
                        </text:list-item>
                      </text:list>
                    </text:list-item>
                    <text:list-item>
                      <text:p text:style-name="P11">Odkud pocházel Joeův táta?</text:p>
                      <text:list>
                        <text:list-item>
                          <text:p text:style-name="P11">Z Milána</text:p>
                        </text:list-item>
                      </text:list>
                    </text:list-item>
                    <text:list-item>
                      <text:p text:style-name="P11">Jaký byl Joeův táta? Charakterizujte a vysvětlete, podle čeho jste ke svým závěrům dospěli.</text:p>
                      <text:list>
                        <text:list-item>
                          <text:p text:style-name="P11">Pilný a pracovitý – běhal, aby si udržel váhu; jezdil na daleké závodiště brzo ráno</text:p>
                        </text:list-item>
                        <text:list-item>
                          <text:p text:style-name="P12">Zcestovalý – popisuje spoustu závodišť</text:p>
                        </text:list-item>
                      </text:list>
                    </text:list-item>
                    <text:list-item>
                      <text:p text:style-name="P11">Jak se v povídce uplatňuje "metoda ledovce"?</text:p>
                      <text:list>
                        <text:list-item>
                          <text:p text:style-name="P11">Na konci, v momentě, kdy táta umírá.</text:p>
                        </text:list-item>
                      </text:list>
                    </text:list-item>
                    <text:list-item>
                      <text:p text:style-name="P11">VAŠE VYPRACOVÁNÍ:</text:p>
                    </text:list-item>
                  </text:list>
                </text:list-item>
                <text:list-item>
                  <text:p text:style-name="P6">Vojákův návrat</text:p>
                  <text:list>
                    <text:list-item>
                      <text:p text:style-name="P13">válka poznamenala psychiku</text:p>
                    </text:list-item>
                  </text:list>
                </text:list-item>
                <text:list-item>
                  <text:p text:style-name="P6">Kočka v dešti</text:p>
                </text:list-item>
                <text:list-item>
                  <text:p text:style-name="P6">Čistý a dobře osvětlený podnik</text:p>
                </text:list-item>
                <text:list-item>
                  <text:p text:style-name="P6">Krátké štěstí Felixe Macombera</text:p>
                </text:list-item>
                <text:list-item>
                  <text:p text:style-name="P6">S<text:span text:style-name="T1">něhy na Kilimanjaru</text:span></text:p>
                </text:list-item>
              </text:list>
            </text:list-item>
            <text:list-item>
              <text:p text:style-name="P13">romány</text:p>
              <text:list>
                <text:list-item>
                  <text:p text:style-name="P13">I slunce vychází</text:p>
                  <text:list>
                    <text:list-item>
                      <text:p text:style-name="P13">Zmrzačení → nemožnost naplnění lásky</text:p>
                    </text:list-item>
                  </text:list>
                </text:list-item>
                <text:list-item>
                  <text:p text:style-name="P13">Sbohem armádo</text:p>
                </text:list-item>
                <text:list-item>
                  <text:p text:style-name="P13">Mít a nemít</text:p>
                </text:list-item>
                <text:list-item>
                  <text:p text:style-name="P13">Komu zvoní hrana</text:p>
                  <text:list>
                    <text:list-item>
                      <text:p text:style-name="P13">občanská válka ve Španělsky</text:p>
                    </text:list-item>
                    <text:list-item>
                      <text:p text:style-name="P13">dobrovolník Robert Jordan</text:p>
                    </text:list-item>
                    <text:list-item>
                      <text:p text:style-name="P13">úkol kontaktovat partyzány</text:p>
                    </text:list-item>
                    <text:list-item>
                      <text:p text:style-name="P13">vztah s partyzánkou Marií</text:p>
                    </text:list-item>
                    <text:list-item>
                      <text:p text:style-name="P13">umírá při ničení mostu</text:p>
                    </text:list-item>
                  </text:list>
                </text:list-item>
                <text:list-item>
                  <text:p text:style-name="P14">Přes řeku do stínu stromů</text:p>
                </text:list-item>
                <text:list-item>
                  <text:p text:style-name="P14">novela Stařec a Moře</text:p>
                </text:list-item>
              </text:list>
            </text:list-item>
          </text:list>
        </text:list-item>
        <text:list-item>
          <text:p text:style-name="P14">Michal Šolochov</text:p>
          <text:list>
            <text:list-item>
              <text:p text:style-name="P14">Rus</text:p>
            </text:list-item>
            <text:list-item>
              <text:p text:style-name="P14">Tichý dům</text:p>
              <text:list>
                <text:list-item>
                  <text:p text:style-name="P14">románová epopej o občanské válce v Rusku</text:p>
                </text:list-item>
                <text:list-item>
                  <text:p text:style-name="P14">kozák Grigori Melechhov</text:p>
                </text:list-item>
                <text:list-item>
                  <text:p text:style-name="P14">touží po životním řádu</text:p>
                </text:list-item>
                <text:list-item>
                  <text:p text:style-name="P14">bílí → rudí → bílí</text:p>
                  <text:list>
                    <text:list-item>
                      <text:p text:style-name="P14">spatřuje nenapravitelné tragédie</text:p>
                    </text:list-item>
                  </text:list>
                </text:list-item>
                <text:list-item>
                  <text:p text:style-name="P8">Donenské povídky</text:p>
                </text:list-item>
                <text:list-item>
                  <text:p text:style-name="P8">Osud člověka</text:p>
                </text:list-item>
              </text:list>
              <text:p text:style-name="P2"><text:soft-page-break/>USA</text:p>
            </text:list-item>
          </text:list>
        </text:list-item>
        <text:list-item>
          <text:p text:style-name="P15">Francis Scott FITZGERALD</text:p>
          <text:list>
            <text:list-item>
              <text:p text:style-name="P15">román Velký Gatsby</text:p>
              <text:list>
                <text:list-item>
                  <text:p text:style-name="P16">muž se snaží zbohatnout kvůli dívce</text:p>
                </text:list-item>
                <text:list-item>
                  <text:p text:style-name="P16">povede se mu to, ale jeho milá je již vdaná</text:p>
                </text:list-item>
                <text:list-item>
                  <text:p text:style-name="P16">i tak se s ní zaplete, ale ona ho odmítne</text:p>
                </text:list-item>
                <text:list-item>
                  <text:p text:style-name="P16">klamavost možností materiálního blaha</text:p>
                </text:list-item>
                <text:list-item>
                  <text:p text:style-name="P16">podobná životní skutečnost</text:p>
                </text:list-item>
              </text:list>
            </text:list-item>
            <text:list-item>
              <text:p text:style-name="P16">Něžná je noc</text:p>
              <text:list>
                <text:list-item>
                  <text:p text:style-name="P16">duševní rozklad mladého psychiatra, manžela jeho bohaté pacientky</text:p>
                </text:list-item>
              </text:list>
            </text:list-item>
            <text:list-item>
              <text:p text:style-name="P16">povídky</text:p>
              <text:list>
                <text:list-item>
                  <text:p text:style-name="P16">Povídky jazzového věku</text:p>
                </text:list-item>
              </text:list>
            </text:list-item>
          </text:list>
        </text:list-item>
        <text:list-item>
          <text:p text:style-name="P17">John Steinbeck</text:p>
          <text:list>
            <text:list-item>
              <text:p text:style-name="P17">Hrozny hněvu</text:p>
            </text:list-item>
            <text:list-item>
              <text:p text:style-name="P17">próza: Pláň Tortilla</text:p>
              <text:list>
                <text:list-item>
                  <text:p text:style-name="P18">fraškovitá romance o partě povalečů</text:p>
                </text:list-item>
              </text:list>
            </text:list-item>
            <text:list-item>
              <text:p text:style-name="P18">Na plechárně</text:p>
              <text:list>
                <text:list-item>
                  <text:p text:style-name="P18">pokračování</text:p>
                </text:list-item>
              </text:list>
            </text:list-item>
            <text:list-item>
              <text:p text:style-name="P18">O myších a lidech</text:p>
            </text:list-item>
            <text:list-item>
              <text:p text:style-name="P18">Na východ od ráje</text:p>
              <text:list>
                <text:list-item>
                  <text:p text:style-name="P18">panoramtický román</text:p>
                </text:list-item>
                <text:list-item>
                  <text:p text:style-name="P18">kronika rodného kraje</text:p>
                </text:list-item>
                <text:list-item>
                  <text:p text:style-name="P18">autobiografické pásmo</text:p>
                </text:list-item>
                <text:list-item>
                  <text:p text:style-name="P18">příběh fiktivního rodu Trasků</text:p>
                </text:list-item>
              </text:list>
            </text:list-item>
          </text:list>
        </text:list-item>
        <text:list-item>
          <text:p text:style-name="P18">William Faulkner</text:p>
          <text:list>
            <text:list-item>
              <text:p text:style-name="P18">jižanská literatura</text:p>
            </text:list-item>
            <text:list-item>
              <text:p text:style-name="P18">pocity ztracené generace</text:p>
            </text:list-item>
            <text:list-item>
              <text:p text:style-name="P19">román Sartoris</text:p>
              <text:list>
                <text:list-item>
                  <text:p text:style-name="P19">Válečný navrátilec hledá smysl života</text:p>
                </text:list-item>
              </text:list>
            </text:list-item>
            <text:list-item>
              <text:p text:style-name="P19">fiktivní prostor svých příběhů (okres Yoknapatawha – Jefferson)</text:p>
            </text:list-item>
            <text:list-item>
              <text:p text:style-name="P19">složité vyprávěcí zůsoby</text:p>
            </text:list-item>
            <text:list-item>
              <text:p text:style-name="P19">román Hluk a Vřava</text:p>
              <text:list>
                <text:list-item>
                  <text:p text:style-name="P19">metoda proudu vědomí</text:p>
                </text:list-item>
                <text:list-item>
                  <text:p text:style-name="P19">4 vyprávěcí roviny</text:p>
                </text:list-item>
              </text:list>
            </text:list-item>
            <text:list-item>
              <text:p text:style-name="P19">Když jsem umírala</text:p>
            </text:list-item>
            <text:list-item>
              <text:p text:style-name="P20">Svatyně</text:p>
            </text:list-item>
            <text:list-item>
              <text:p text:style-name="P20">Absolone! Absolone!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3T19:36:35.122000000</meta:creation-date>
    <dc:date>2020-04-09T11:50:19.024879971</dc:date>
    <meta:editing-duration>P3DT7H45M46S</meta:editing-duration>
    <meta:editing-cycles>75</meta:editing-cycles>
    <meta:generator>LibreOffice/6.4.2.2$Linux_X86_64 LibreOffice_project/40$Build-2</meta:generator>
    <meta:document-statistic meta:table-count="0" meta:image-count="0" meta:object-count="0" meta:page-count="3" meta:paragraph-count="133" meta:word-count="645" meta:character-count="3501" meta:non-whitespace-character-count="3116"/>
  </office:meta>
</office:document-meta>
</file>